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4 - Fall Semester 2011-12</text:p>
      <text:p text:style-name="P1"><text:s/>*Problem 1</text:p>
      <text:p text:style-name="P1"><text:s/>*/</text:p>
      <text:p text:style-name="P1"/>
      <text:p text:style-name="P1">/*</text:p>
      <text:p text:style-name="P1"><text:s/>* Variable dictionary</text:p>
      <text:p text:style-name="P1"><text:s/>* i, c, j -&gt; universal counters</text:p>
      <text:p text:style-name="P1"><text:s/>* ZERO -&gt; Reset</text:p>
      <text:p text:style-name="P1"><text:s/>* input/output -&gt; inupt and output of the program, respectively</text:p>
      <text:p text:style-name="P1"><text:s/>* UNMIL -&gt; Sets arrays to max size to work with</text:p>
      <text:p text:style-name="P1"><text:s/>* temp -&gt; used to store values before being put into the answer</text:p>
      <text:p text:style-name="P1"><text:s/>* ans -&gt; stores a running answer thus far in the conversion</text:p>
      <text:p text:style-name="P1"><text:s/>* finalans -&gt; the final answers to be printed</text:p>
      <text:p text:style-name="P1"><text:s/>*/</text:p>
      <text:p text:style-name="P1"/>
      <text:p text:style-name="P1">#include &lt;stdio.h&gt;</text:p>
      <text:p text:style-name="P1"/>
      <text:p text:style-name="P1">#define ZERO 0</text:p>
      <text:p text:style-name="P1">#define UNMIL 1000</text:p>
      <text:p text:style-name="P1"/>
      <text:p text:style-name="P1">main()</text:p>
      <text:p text:style-name="P1">{</text:p>
      <text:p text:style-name="P1"><text:s text:c="2"/>int c = 0,i = 0, input[UNMIL];</text:p>
      <text:p text:style-name="P1"/>
      <text:p text:style-name="P1"><text:s text:c="2"/>printf("Please input hex value(s):\n");</text:p>
      <text:p text:style-name="P1"><text:s text:c="2"/></text:p>
      <text:p text:style-name="P1"><text:s text:c="2"/>while((c = getchar()) != EOF)</text:p>
      <text:p text:style-name="P1"><text:s text:c="4"/>{</text:p>
      <text:p text:style-name="P1"><text:s text:c="6"/>input[i++] = c;</text:p>
      <text:p text:style-name="P1"><text:s text:c="4"/>}</text:p>
      <text:p text:style-name="P1"/>
      <text:p text:style-name="P1"><text:s text:c="2"/>input[i] = '\0';</text:p>
      <text:p text:style-name="P1"><text:s text:c="2"/></text:p>
      <text:p text:style-name="P1"><text:s text:c="2"/>int output[] = {htoi(input)};</text:p>
      <text:p text:style-name="P1"><text:s text:c="2"/>//int output[] = {'1','2','3','4','5','6','7','8','\0'};</text:p>
      <text:p text:style-name="P1"><text:s text:c="2"/></text:p>
      <text:p text:style-name="P1"><text:s text:c="2"/>c = i = ZERO;</text:p>
      <text:p text:style-name="P1"/>
      <text:p text:style-name="P1"><text:s text:c="2"/>printf("\n <text:s/>HEX\n");</text:p>
      <text:p text:style-name="P1"><text:s text:c="2"/>printf("-----------------------\n");</text:p>
      <text:p text:style-name="P1"/>
      <text:p text:style-name="P1"><text:s text:c="2"/>while(input[i] != '\0')</text:p>
      <text:p text:style-name="P1"><text:s text:c="4"/>{</text:p>
      <text:p text:style-name="P1"><text:s text:c="6"/>printf("%c", input[i]);</text:p>
      <text:p text:style-name="P1"><text:s text:c="6"/>i++;</text:p>
      <text:p text:style-name="P1"><text:s text:c="4"/>} </text:p>
      <text:p text:style-name="P1"/>
      <text:p text:style-name="P1"><text:s text:c="2"/>printf("\n\n <text:s/>DECIMAL\n");</text:p>
      <text:p text:style-name="P1"><text:soft-page-break/><text:s text:c="2"/>printf("-----------------------\n");</text:p>
      <text:p text:style-name="P1"/>
      <text:p text:style-name="P1"><text:s text:c="2"/>while(output[c] != '\0')</text:p>
      <text:p text:style-name="P1"><text:s text:c="4"/>{</text:p>
      <text:p text:style-name="P1"><text:s text:c="6"/>printf("%c", output[c]);</text:p>
      <text:p text:style-name="P1"><text:s text:c="6"/>c++;</text:p>
      <text:p text:style-name="P1"><text:s text:c="4"/>}</text:p>
      <text:p text:style-name="P1">}</text:p>
      <text:p text:style-name="P1"/>
      <text:p text:style-name="P1">int htoi(int input[])</text:p>
      <text:p text:style-name="P1">{</text:p>
      <text:p text:style-name="P1"><text:s text:c="2"/>int i, j = 0, temp, ans, finalans[UNMIL];</text:p>
      <text:p text:style-name="P1"/>
      <text:p text:style-name="P1"><text:s text:c="2"/>if(input[0] == '0' &amp;&amp; (input[1] == 'x' || input[1] == 'X'))</text:p>
      <text:p text:style-name="P1"><text:s text:c="4"/>{</text:p>
      <text:p text:style-name="P1"><text:s text:c="6"/>for(i = 2; input[i] != '\0'; i++)</text:p>
      <text:p text:style-name="P1"><text:tab/>{</text:p>
      <text:p text:style-name="P1"><text:tab/> <text:s/>if(input[i] != '\n')</text:p>
      <text:p text:style-name="P1"><text:tab/> <text:s text:c="3"/>{</text:p>
      <text:p text:style-name="P1"><text:tab/> <text:s text:c="5"/>putchar(input[i]);</text:p>
      <text:p text:style-name="P1"><text:tab/> <text:s text:c="5"/>if(input[i] &gt;= 'a' &amp;&amp; input[i] &lt;= 'f')</text:p>
      <text:p text:style-name="P1"><text:tab/><text:tab/>{</text:p>
      <text:p text:style-name="P1"><text:tab/><text:tab/> <text:s/>temp = input[i] - 'a' + 10;</text:p>
      <text:p text:style-name="P1"><text:tab/><text:tab/>}</text:p>
      <text:p text:style-name="P1"><text:tab/> <text:s text:c="5"/>else if(input[i] &gt;= 'A' &amp;&amp; input[i] &lt;= 'F')</text:p>
      <text:p text:style-name="P1"><text:tab/><text:tab/>{</text:p>
      <text:p text:style-name="P1"><text:tab/><text:tab/> <text:s/>temp = input[i] - 'A' + 10;</text:p>
      <text:p text:style-name="P1"><text:tab/><text:tab/>}</text:p>
      <text:p text:style-name="P1"><text:tab/> <text:s text:c="5"/>else if(input[i] &gt;= '0' &amp;&amp; input[i] &lt;= '9')</text:p>
      <text:p text:style-name="P1"><text:tab/><text:tab/>{</text:p>
      <text:p text:style-name="P1"><text:tab/><text:tab/> <text:s/>temp = input[i] - '0';</text:p>
      <text:p text:style-name="P1"><text:tab/><text:tab/>}</text:p>
      <text:p text:style-name="P1"><text:tab/> <text:s text:c="5"/>else</text:p>
      <text:p text:style-name="P1"><text:tab/><text:tab/>printf("Error, invalid input");</text:p>
      <text:p text:style-name="P1"><text:tab/> <text:s/></text:p>
      <text:p text:style-name="P1"><text:tab/> <text:s text:c="5"/>ans = (ans*16) + temp;</text:p>
      <text:p text:style-name="P1"><text:tab/> <text:s text:c="3"/>}</text:p>
      <text:p text:style-name="P1"><text:tab/> <text:s/>else if (input[i] == '\n')</text:p>
      <text:p text:style-name="P1"><text:tab/> <text:s text:c="3"/>{</text:p>
      <text:p text:style-name="P1"><text:tab/> <text:s text:c="5"/>finalans[j] = ans;</text:p>
      <text:p text:style-name="P1"><text:tab/> <text:s text:c="5"/>j++;</text:p>
      <text:p text:style-name="P1"><text:tab/> <text:s text:c="5"/>finalans[j] = '\n';</text:p>
      <text:p text:style-name="P1"><text:tab/> <text:s text:c="5"/>j++;</text:p>
      <text:p text:style-name="P1"><text:tab/> <text:s text:c="3"/>}</text:p>
      <text:p text:style-name="P1"><text:tab/> <text:s/>else</text:p>
      <text:p text:style-name="P1"><text:soft-page-break/><text:tab/> <text:s text:c="3"/>{}</text:p>
      <text:p text:style-name="P1"><text:tab/>}</text:p>
      <text:p text:style-name="P1"><text:s text:c="4"/>}</text:p>
      <text:p text:style-name="P1"><text:s text:c="2"/>else</text:p>
      <text:p text:style-name="P1"><text:s text:c="4"/>{</text:p>
      <text:p text:style-name="P1"><text:s text:c="6"/>for(i = 0; input[i] != '\0'; i++)</text:p>
      <text:p text:style-name="P1"><text:tab/>{</text:p>
      <text:p text:style-name="P1"><text:tab/> <text:s/>if(input[i] != '\n')</text:p>
      <text:p text:style-name="P1"><text:tab/> <text:s text:c="3"/>{</text:p>
      <text:p text:style-name="P1"><text:tab/> <text:s text:c="5"/>putchar(input[i]);</text:p>
      <text:p text:style-name="P1"><text:tab/> <text:s text:c="5"/>if(input[i] &gt;= 'a' &amp;&amp; input[i] &lt;= 'f')</text:p>
      <text:p text:style-name="P1"><text:tab/><text:tab/>{</text:p>
      <text:p text:style-name="P1"><text:tab/><text:tab/> <text:s/>temp = input[i] - 'a' + 10;</text:p>
      <text:p text:style-name="P1"><text:tab/><text:tab/>}</text:p>
      <text:p text:style-name="P1"><text:tab/> <text:s text:c="5"/>else if(input[i] &gt;= 'A' &amp;&amp; input[i] &lt;= 'F')</text:p>
      <text:p text:style-name="P1"><text:tab/><text:tab/>{</text:p>
      <text:p text:style-name="P1"><text:tab/><text:tab/> <text:s/>temp = input[i] - 'A' + 10;</text:p>
      <text:p text:style-name="P1"><text:tab/><text:tab/>}</text:p>
      <text:p text:style-name="P1"><text:tab/> <text:s text:c="5"/>else if(input[i] &gt;= '0' &amp;&amp; input[i] &lt;= '9')</text:p>
      <text:p text:style-name="P1"><text:tab/><text:tab/>{</text:p>
      <text:p text:style-name="P1"><text:tab/><text:tab/> <text:s/>temp = input[i];</text:p>
      <text:p text:style-name="P1"><text:tab/><text:tab/>}</text:p>
      <text:p text:style-name="P1"><text:tab/> <text:s text:c="5"/>else</text:p>
      <text:p text:style-name="P1"><text:tab/><text:tab/>printf("Error, invalid input");</text:p>
      <text:p text:style-name="P1"><text:tab/> <text:s/></text:p>
      <text:p text:style-name="P1"><text:tab/> <text:s text:c="5"/>ans = ((ans*16) + temp);</text:p>
      <text:p text:style-name="P1"><text:tab/> <text:s text:c="3"/>}</text:p>
      <text:p text:style-name="P1"><text:tab/> <text:s/>else if (input[i] == '\n')</text:p>
      <text:p text:style-name="P1"><text:tab/> <text:s text:c="3"/>{</text:p>
      <text:p text:style-name="P1"><text:tab/> <text:s text:c="5"/>finalans[j] = ans;</text:p>
      <text:p text:style-name="P1"><text:tab/> <text:s text:c="5"/>j++;</text:p>
      <text:p text:style-name="P1"><text:tab/> <text:s text:c="5"/>finalans[j] = '\n';</text:p>
      <text:p text:style-name="P1"><text:tab/> <text:s text:c="5"/>j++;</text:p>
      <text:p text:style-name="P1"><text:tab/> <text:s text:c="3"/>}</text:p>
      <text:p text:style-name="P1"><text:tab/> <text:s/>else</text:p>
      <text:p text:style-name="P1"><text:tab/> <text:s text:c="3"/>{}</text:p>
      <text:p text:style-name="P1"><text:tab/>}</text:p>
      <text:p text:style-name="P1"><text:s text:c="6"/>finalans[j] = '\0';</text:p>
      <text:p text:style-name="P1"><text:s text:c="6"/>return finalans;</text:p>
      <text:p text:style-name="P1"><text:s text:c="4"/>}</text:p>
      <text:p text:style-name="P1">}</text:p>
      <text:p text:style-name="P2"/>
      <text:p text:style-name="P1">INPUT</text:p>
      <text:p text:style-name="P1">2</text:p>
      <text:p text:style-name="P1">a</text:p>
      <text:p text:style-name="P1">F</text:p>
      <text:p text:style-name="P1">0XfAB</text:p>
      <text:p text:style-name="P1">ox27</text:p>
      <text:p text:style-name="P1">fFfa</text:p>
      <text:p text:style-name="P1">1234567890abcdef</text:p>
      <text:p text:style-name="P1">0x1</text:p>
      <text:p text:style-name="P2"><text:soft-page-break/></text:p>
      <text:p text:style-name="P1">OUTPUT</text:p>
      <text:p text:style-name="P1">Please input hex value(s):</text:p>
      <text:p text:style-name="P1">oError, invalid input</text:p>
      <text:p text:style-name="P1"><text:s text:c="2"/>HEX</text:p>
      <text:p text:style-name="P1">-----------------------</text:p>
      <text:p text:style-name="P1">2</text:p>
      <text:p text:style-name="P1">a</text:p>
      <text:p text:style-name="P1">F</text:p>
      <text:p text:style-name="P1">0XfAB</text:p>
      <text:p text:style-name="P1">ox27</text:p>
      <text:p text:style-name="P1">fFfa</text:p>
      <text:p text:style-name="P1">1234567890abcdef</text:p>
      <text:p text:style-name="P1">0x1</text:p>
      <text:p text:style-name="P1"/>
      <text:p text:style-name="P1"><text:s text:c="2"/>DECIMAL</text:p>
      <text:p text:style-name="P1">-----------------------</text:p>
      <text:p text:style-name="P1">2</text:p>
      <text:p text:style-name="P1">10</text:p>
      <text:p text:style-name="P1">15</text:p>
      <text:p text:style-name="P1">4011</text:p>
      <text:p text:style-name="P1">65530</text:p>
      <text:p text:style-name="P1">1311768467294899700</text:p>
      <text:p text:style-name="P1">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11T23:48:43</meta:creation-date>
    <dc:date>2011-10-12T00:00:27</dc:date>
    <dc:creator>Braden Licastro</dc:creator>
    <meta:editing-duration>PT00H11M4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4" meta:paragraph-count="156" meta:word-count="404" meta:character-count="2575"/>
  </office:meta>
</office:document-meta>
</file>